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icationWorkbenchAdvisor.createWorkbenchWindowAdvisor( IWorkbenchWindow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icationWorkbenchAdvisor.getInitialWindowPerspectiv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